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svg:stroke-color="#00ff00" draw:fill="none" draw:textarea-horizontal-align="center" draw:textarea-vertical-align="top" fo:padding-top="-0.5cm"/>
    </style:style>
    <style:style style:name="gr2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0.971cm"/>
    </style:style>
    <style:style style:name="gr3" style:family="graphic" style:parent-style-name="objectwithoutfill">
      <style:graphic-properties draw:fill="none" draw:textarea-horizontal-align="center" draw:textarea-vertical-align="top" fo:padding-top="-0.5cm"/>
    </style:style>
    <style:style style:name="gr4" style:family="graphic" style:parent-style-name="objectwithoutfill">
      <style:graphic-properties draw:fill="none" draw:textarea-horizontal-align="center" draw:textarea-vertical-align="top" fo:padding-top="-0.5cm"/>
    </style:style>
    <style:style style:name="gr5" style:family="graphic" style:parent-style-name="standard">
      <style:graphic-properties svg:stroke-width="0.1cm" svg:stroke-color="#00ff00" draw:marker-start-width="0.35cm" draw:marker-end="Arrow" draw:marker-end-width="0.45cm" draw:textarea-horizontal-align="center" draw:textarea-vertical-align="middle" fo:padding-top="0.05cm" fo:padding-bottom="0.05cm" fo:padding-left="0.05cm" fo:padding-right="0.05cm"/>
    </style:style>
    <style:style style:name="gr6" style:family="graphic" style:parent-style-name="objectwithoutfill">
      <style:graphic-properties svg:stroke-color="#ff0000" draw:fill="none" draw:textarea-horizontal-align="center" draw:textarea-vertical-align="top" fo:padding-top="-0.5cm"/>
    </style:style>
    <style:style style:name="gr7" style:family="graphic" style:parent-style-name="standard">
      <style:graphic-properties draw:stroke="none" svg:stroke-color="#0000ff" draw:fill="none" draw:fill-color="#ffffff" draw:textarea-horizontal-align="left" draw:auto-grow-height="true" draw:auto-grow-width="true" fo:min-height="0.446cm" fo:min-width="1.082cm"/>
    </style:style>
    <style:style style:name="gr8" style:family="graphic" style:parent-style-name="standard">
      <style:graphic-properties svg:stroke-width="0.1cm" svg:stroke-color="#00ff00" draw:marker-start-width="0.35cm" draw:marker-end="Arrow" draw:marker-end-width="0.45cm" draw:textarea-horizontal-align="center" draw:textarea-vertical-align="middle" fo:padding-top="-0.5cm" fo:padding-bottom="0.05cm" fo:padding-left="0.05cm" fo:padding-right="0.0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671cm"/>
    </style:style>
    <style:style style:name="gr10" style:family="graphic" style:parent-style-name="standard">
      <style:graphic-properties svg:stroke-color="#0000ff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086cm"/>
    </style:style>
    <style:style style:name="gr12" style:family="graphic" style:parent-style-name="standard">
      <style:graphic-properties draw:stroke="none" svg:stroke-color="#00ff00" draw:fill="none" draw:fill-color="#ffffff" draw:textarea-horizontal-align="left" draw:auto-grow-height="true" draw:auto-grow-width="true" fo:min-height="0.446cm" fo:min-width="0.811cm"/>
    </style:style>
    <style:style style:name="gr13" style:family="graphic" style:parent-style-name="standard">
      <style:graphic-properties svg:stroke-width="0.1cm" svg:stroke-color="#00ff00" draw:marker-start="Arrow" draw:marker-start-width="0.35cm" draw:marker-end-width="0.45cm" draw:textarea-horizontal-align="center" draw:textarea-vertical-align="middle" fo:padding-top="0.05cm" fo:padding-bottom="0.05cm" fo:padding-left="0.05cm" fo:padding-right="0.0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7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2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8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1.08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78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81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971cm"/>
    </style:style>
    <style:style style:name="gr21" style:family="graphic" style:parent-style-name="standard">
      <style:graphic-properties svg:stroke-width="0.1cm" svg:stroke-color="#00ff00" draw:textarea-horizontal-align="center" draw:textarea-vertical-align="middle" fo:padding-top="0.05cm" fo:padding-bottom="0.05cm" fo:padding-left="0.05cm" fo:padding-right="0.05cm"/>
    </style:style>
    <style:style style:name="gr22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446cm" fo:min-width="0.971cm"/>
    </style:style>
    <style:style style:name="gr23" style:family="graphic" style:parent-style-name="standard">
      <style:graphic-properties svg:stroke-width="0cm" svg:stroke-color="#0000ff" draw:marker-end="Arrow" draw:marker-end-width="0.3cm" draw:textarea-horizontal-align="center" draw:textarea-vertical-align="middle"/>
    </style:style>
    <style:style style:name="gr24" style:family="graphic" style:parent-style-name="standard">
      <style:graphic-properties svg:stroke-width="0.1cm" svg:stroke-color="#00ff00" draw:marker-start="Arrow" draw:marker-start-width="0.35cm" draw:marker-end-width="0.45cm" draw:textarea-horizontal-align="center" draw:textarea-vertical-align="middle" fo:padding-top="-0.5cm" fo:padding-bottom="0.05cm" fo:padding-left="0.05cm" fo:padding-right="0.0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color="#00ff00" fo:font-size="9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color="#00ff00" fo:font-size="9pt"/>
    </style:style>
    <style:style style:name="P5" style:family="paragraph">
      <style:paragraph-properties fo:margin-left="0cm" fo:margin-right="0cm" fo:text-align="center" fo:text-indent="0cm"/>
      <style:text-properties fo:font-size="9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  <style:text-properties fo:color="#ff0000" fo:font-size="9pt"/>
    </style:style>
    <style:style style:name="P8" style:family="paragraph">
      <style:paragraph-properties fo:margin-left="0cm" fo:margin-right="0cm" fo:text-indent="0cm"/>
      <style:text-properties fo:color="#0000ff" fo:font-size="9pt"/>
    </style:style>
    <style:style style:name="P9" style:family="paragraph">
      <style:paragraph-properties fo:text-align="center"/>
      <style:text-properties fo:font-size="9pt"/>
    </style:style>
    <style:style style:name="P10" style:family="paragraph">
      <style:text-properties fo:color="#0000ff" fo:font-size="9pt"/>
    </style:style>
    <style:style style:name="P11" style:family="paragraph">
      <style:paragraph-properties fo:text-align="center"/>
      <style:text-properties fo:color="#0000ff" fo:font-size="9pt"/>
    </style:style>
    <style:style style:name="T1" style:family="text">
      <style:text-properties fo:color="#00ff00" fo:font-size="9pt"/>
    </style:style>
    <style:style style:name="T2" style:family="text">
      <style:text-properties fo:font-size="9pt"/>
    </style:style>
    <style:style style:name="T3" style:family="text">
      <style:text-properties fo:color="#ff0000" fo:font-size="9pt"/>
    </style:style>
    <style:style style:name="T4" style:family="text">
      <style:text-properties fo:color="#0000ff" fo:font-size="9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7cm" svg:height="4.5cm" svg:x="10.423cm" svg:y="9.323cm">
          <text:p text:style-name="P1"><text:span text:style-name="T1">etat0_mod</text:span></text:p>
        </draw:rect>
        <draw:rect draw:style-name="gr1" draw:text-style-name="P2" draw:layer="layout" svg:width="4cm" svg:height="4.6cm" svg:x="11.323cm" svg:y="18.723cm">
          <text:p text:style-name="P1"><text:span text:style-name="T1">startvar</text:span></text:p>
        </draw:rect>
        <draw:frame draw:style-name="gr2" draw:text-style-name="P4" draw:id="id1" draw:layer="layout" svg:width="0.971cm" svg:height="0.446cm" svg:x="12.015cm" svg:y="18.823cm">
          <draw:text-box>
            <text:p text:style-name="P3"><text:span text:style-name="T1">masque</text:span></text:p>
          </draw:text-box>
        </draw:frame>
        <draw:g>
          <draw:rect draw:style-name="gr3" draw:text-style-name="P5" draw:layer="layout" svg:width="6cm" svg:height="0.379cm" svg:x="10.923cm" svg:y="10.023cm">
            <text:p text:style-name="P1"><text:span text:style-name="T2">etat0</text:span></text:p>
          </draw:rect>
          <draw:rect draw:style-name="gr4" draw:text-style-name="P5" draw:layer="layout" svg:width="6cm" svg:height="2.435cm" svg:x="10.923cm" svg:y="10.388cm">
            <text:p text:style-name="P3"/>
          </draw:rect>
        </draw:g>
        <draw:connector draw:style-name="gr5" draw:text-style-name="P6" draw:layer="layout" draw:type="curve" svg:x1="12.986cm" svg:y1="19.046cm" svg:x2="16.308cm" svg:y2="12.669cm" draw:start-shape="id1" draw:start-glue-point="1" draw:end-shape="id2" draw:end-glue-point="2">
          <text:p text:style-name="P3"/>
        </draw:connector>
        <draw:rect draw:style-name="gr6" draw:text-style-name="P7" draw:layer="layout" svg:width="1.5cm" svg:height="0.5cm" svg:x="15.823cm" svg:y="21.123cm">
          <text:p text:style-name="P1"><text:span text:style-name="T3">Relief.nc</text:span></text:p>
        </draw:rect>
        <draw:frame draw:style-name="gr7" draw:text-style-name="P8" draw:id="id5" draw:layer="layout" svg:width="1.082cm" svg:height="0.446cm" svg:x="16.023cm" svg:y="21.123cm">
          <draw:text-box>
            <text:p text:style-name="P3"><text:span text:style-name="T4">RELIEF</text:span></text:p>
          </draw:text-box>
        </draw:frame>
        <draw:g>
          <draw:rect draw:style-name="gr3" draw:text-style-name="P5" draw:layer="layout" svg:width="2.5cm" svg:height="0.4cm" svg:x="11.923cm" svg:y="20.023cm">
            <text:p text:style-name="P1"><text:span text:style-name="T2">start_init_orog</text:span></text:p>
          </draw:rect>
          <draw:rect draw:style-name="gr4" draw:text-style-name="P5" draw:layer="layout" svg:width="2.5cm" svg:height="0.5cm" svg:x="11.923cm" svg:y="20.423cm">
            <text:p text:style-name="P3"/>
          </draw:rect>
        </draw:g>
        <draw:connector draw:style-name="gr8" draw:text-style-name="P9" draw:layer="layout" draw:type="curve" svg:x1="12.023cm" svg:y1="20.646cm" svg:x2="12.015cm" svg:y2="19.046cm" draw:start-shape="id3" draw:end-shape="id1" draw:end-glue-point="3">
          <text:p text:style-name="P3"/>
        </draw:connector>
        <draw:g>
          <draw:rect draw:style-name="gr3" draw:text-style-name="P5" draw:layer="layout" svg:width="2.5cm" svg:height="0.4cm" svg:x="11.823cm" svg:y="21.923cm">
            <text:p text:style-name="P1"><text:span text:style-name="T2">grid_noro</text:span></text:p>
          </draw:rect>
          <draw:rect draw:style-name="gr4" draw:text-style-name="P5" draw:layer="layout" svg:width="2.5cm" svg:height="0.5cm" svg:x="11.823cm" svg:y="22.323cm">
            <text:p text:style-name="P3"/>
          </draw:rect>
        </draw:g>
        <draw:frame draw:style-name="gr9" draw:text-style-name="P10" draw:id="id4" draw:layer="layout" svg:width="0.671cm" svg:height="0.446cm" svg:x="12.223cm" svg:y="21.922cm">
          <draw:text-box>
            <text:p text:style-name="P3"><text:span text:style-name="T4">mask</text:span></text:p>
          </draw:text-box>
        </draw:frame>
        <draw:connector draw:style-name="gr10" draw:text-style-name="P11" draw:layer="layout" draw:type="curve" svg:x1="12.223cm" svg:y1="22.145cm" svg:x2="12.508cm" svg:y2="20.869cm" draw:start-shape="id4" draw:start-glue-point="3" draw:end-shape="id3" draw:end-glue-point="2">
          <text:p text:style-name="P3"/>
        </draw:connector>
        <draw:frame draw:style-name="gr11" draw:text-style-name="P10" draw:id="id6" draw:layer="layout" svg:width="1.086cm" svg:height="0.446cm" svg:x="13.223cm" svg:y="20.431cm">
          <draw:text-box>
            <text:p text:style-name="P3"><text:span text:style-name="T4">relief_hi</text:span></text:p>
          </draw:text-box>
        </draw:frame>
        <draw:connector draw:style-name="gr10" draw:text-style-name="P11" draw:layer="layout" draw:type="curve" svg:x1="16.023cm" svg:y1="21.346cm" svg:x2="14.309cm" svg:y2="20.654cm" draw:start-shape="id5" draw:start-glue-point="3" draw:end-shape="id6" draw:end-glue-point="1">
          <text:p text:style-name="P3"/>
        </draw:connector>
        <draw:frame draw:style-name="gr9" draw:text-style-name="P10" draw:id="id7" draw:layer="layout" svg:width="0.671cm" svg:height="0.446cm" svg:x="13.302cm" svg:y="21.922cm">
          <draw:text-box>
            <text:p text:style-name="P3"><text:span text:style-name="T4">zdata</text:span></text:p>
          </draw:text-box>
        </draw:frame>
        <draw:connector draw:style-name="gr10" draw:text-style-name="P11" draw:layer="layout" draw:type="curve" svg:x1="13.766cm" svg:y1="20.877cm" svg:x2="13.973cm" svg:y2="22.145cm" draw:start-shape="id6" draw:start-glue-point="2" draw:end-shape="id7" draw:end-glue-point="1">
          <text:p text:style-name="P3"/>
        </draw:connector>
        <draw:rect draw:style-name="gr1" draw:text-style-name="P2" draw:layer="layout" svg:width="1.3cm" svg:height="0.6cm" svg:x="8.323cm" svg:y="10.323cm">
          <text:p text:style-name="P1"><text:span text:style-name="T1">dimphy</text:span></text:p>
        </draw:rect>
        <draw:frame draw:style-name="gr12" draw:text-style-name="P4" draw:id="id8" draw:layer="layout" svg:width="0.811cm" svg:height="0.446cm" svg:x="8.523cm" svg:y="10.423cm">
          <draw:text-box>
            <text:p text:style-name="P3"><text:span text:style-name="T1">zmasq</text:span></text:p>
          </draw:text-box>
        </draw:frame>
        <draw:connector draw:style-name="gr13" draw:text-style-name="P11" draw:layer="layout" draw:type="curve" svg:x1="9.334cm" svg:y1="10.646cm" svg:x2="15.823cm" svg:y2="10.535cm" draw:start-shape="id8" draw:start-glue-point="1" draw:end-shape="id9" draw:end-glue-point="3">
          <text:p text:style-name="P3"/>
        </draw:connector>
        <draw:connector draw:style-name="gr10" draw:text-style-name="P11" draw:layer="layout" draw:type="curve" svg:x1="16.308cm" svg:y1="12.223cm" svg:x2="16.228cm" svg:y2="10.758cm" draw:start-shape="id2" draw:start-glue-point="0" draw:end-shape="id9" draw:end-glue-point="2">
          <text:p text:style-name="P3"/>
        </draw:connector>
        <draw:frame draw:style-name="gr14" draw:text-style-name="P4" draw:id="id10" draw:layer="layout" svg:width="0.73cm" svg:height="0.446cm" svg:x="10.993cm" svg:y="12.977cm">
          <draw:text-box>
            <text:p text:style-name="P3"><text:span text:style-name="T1">pctsrf</text:span></text:p>
          </draw:text-box>
        </draw:frame>
        <draw:connector draw:style-name="gr13" draw:text-style-name="P11" draw:layer="layout" draw:type="curve" svg:x1="11.358cm" svg:y1="12.977cm" svg:x2="11.435cm" svg:y2="11.216cm" draw:start-shape="id10" draw:start-glue-point="0" draw:end-shape="id11" draw:end-glue-point="2">
          <text:p text:style-name="P3"/>
        </draw:connector>
        <draw:connector draw:style-name="gr10" draw:text-style-name="P11" draw:layer="layout" draw:type="curve" svg:x1="15.823cm" svg:y1="10.535cm" svg:x2="11.8cm" svg:y2="10.993cm" draw:start-shape="id9" draw:start-glue-point="3" draw:end-shape="id11" draw:end-glue-point="1">
          <text:p text:style-name="P3"/>
        </draw:connector>
        <draw:rect draw:style-name="gr6" draw:text-style-name="P7" draw:layer="layout" svg:width="2cm" svg:height="0.5cm" svg:x="12.923cm" svg:y="15.952cm">
          <text:p text:style-name="P1"><text:span text:style-name="T3">landiceref.nc</text:span></text:p>
        </draw:rect>
        <draw:frame draw:style-name="gr15" draw:text-style-name="P10" draw:id="id12" draw:layer="layout" svg:width="0.921cm" svg:height="0.446cm" svg:x="13.423cm" svg:y="15.923cm">
          <draw:text-box>
            <text:p text:style-name="P3"><text:span text:style-name="T4">landice</text:span></text:p>
          </draw:text-box>
        </draw:frame>
        <draw:frame draw:style-name="gr16" draw:text-style-name="P10" draw:id="id13" draw:layer="layout" svg:width="0.815cm" svg:height="0.446cm" svg:x="14.608cm" svg:y="11.723cm">
          <draw:text-box>
            <text:p text:style-name="P3"><text:span text:style-name="T4">fraclic</text:span></text:p>
          </draw:text-box>
        </draw:frame>
        <draw:connector draw:style-name="gr10" draw:text-style-name="P11" draw:layer="layout" draw:type="curve" svg:x1="14.344cm" svg:y1="16.146cm" svg:x2="15.015cm" svg:y2="12.169cm" draw:start-shape="id12" draw:start-glue-point="1" draw:end-shape="id13" draw:end-glue-point="2">
          <text:p text:style-name="P3"/>
        </draw:connector>
        <draw:frame draw:style-name="gr17" draw:text-style-name="P10" draw:id="id14" draw:layer="layout" svg:width="1.082cm" svg:height="0.446cm" svg:x="12.523cm" svg:y="11.523cm">
          <draw:text-box>
            <text:p text:style-name="P3"><text:span text:style-name="T4">flic_tmp</text:span></text:p>
          </draw:text-box>
        </draw:frame>
        <draw:connector draw:style-name="gr10" draw:text-style-name="P11" draw:layer="layout" draw:type="curve" svg:x1="13.064cm" svg:y1="11.523cm" svg:x2="11.8cm" svg:y2="10.993cm" draw:start-shape="id14" draw:start-glue-point="0" draw:end-shape="id11" draw:end-glue-point="1">
          <text:p text:style-name="P3"/>
        </draw:connector>
        <draw:rect draw:style-name="gr1" draw:text-style-name="P2" draw:layer="layout" svg:width="3cm" svg:height="1.6cm" svg:x="9.123cm" svg:y="15.023cm">
          <text:p text:style-name="P1"><text:span text:style-name="T1">grid_atob</text:span></text:p>
        </draw:rect>
        <draw:g>
          <draw:rect draw:style-name="gr3" draw:text-style-name="P5" draw:layer="layout" svg:width="2.3cm" svg:height="0.5cm" svg:x="9.523cm" svg:y="15.523cm">
            <text:p text:style-name="P1"><text:span text:style-name="T2">grille_m</text:span></text:p>
          </draw:rect>
          <draw:rect draw:style-name="gr4" draw:text-style-name="P5" draw:layer="layout" svg:width="2.3cm" svg:height="0.5cm" svg:x="9.523cm" svg:y="16.023cm">
            <text:p text:style-name="P3"/>
          </draw:rect>
        </draw:g>
        <draw:frame draw:style-name="gr18" draw:text-style-name="P10" draw:id="id15" draw:layer="layout" svg:width="0.781cm" svg:height="0.446cm" svg:x="10.923cm" svg:y="15.555cm">
          <draw:text-box>
            <text:p text:style-name="P3"><text:span text:style-name="T4">entree</text:span></text:p>
          </draw:text-box>
        </draw:frame>
        <draw:connector draw:style-name="gr10" draw:text-style-name="P11" draw:layer="layout" draw:type="curve" svg:x1="14.608cm" svg:y1="11.946cm" svg:x2="11.704cm" svg:y2="15.778cm" draw:start-shape="id13" draw:start-glue-point="3" draw:end-shape="id15" draw:end-glue-point="1">
          <text:p text:style-name="P3"/>
        </draw:connector>
        <draw:frame draw:style-name="gr11" draw:text-style-name="P10" draw:id="id16" draw:layer="layout" svg:width="1.086cm" svg:height="0.446cm" svg:x="9.602cm" svg:y="15.555cm">
          <draw:text-box>
            <text:p text:style-name="P3"><text:span text:style-name="T4">grille_m</text:span></text:p>
          </draw:text-box>
        </draw:frame>
        <draw:connector draw:style-name="gr10" draw:text-style-name="P11" draw:layer="layout" draw:type="curve" svg:x1="10.145cm" svg:y1="15.555cm" svg:x2="13.064cm" svg:y2="11.969cm" draw:start-shape="id16" draw:start-glue-point="0" draw:end-shape="id14" draw:end-glue-point="2">
          <text:p text:style-name="P3"/>
        </draw:connector>
        <draw:frame draw:style-name="gr14" draw:text-style-name="P10" draw:id="id11" draw:layer="layout" svg:width="0.73cm" svg:height="0.446cm" svg:x="11.07cm" svg:y="10.77cm">
          <draw:text-box>
            <text:p text:style-name="P3"><text:span text:style-name="T4">pctsrf</text:span></text:p>
          </draw:text-box>
        </draw:frame>
        <draw:frame draw:style-name="gr19" draw:text-style-name="P10" draw:id="id9" draw:layer="layout" svg:width="0.811cm" svg:height="0.446cm" svg:x="15.823cm" svg:y="10.312cm">
          <draw:text-box>
            <text:p text:style-name="P3"><text:span text:style-name="T4">zmasq</text:span></text:p>
          </draw:text-box>
        </draw:frame>
        <draw:frame draw:style-name="gr20" draw:text-style-name="P10" draw:id="id2" draw:layer="layout" svg:width="0.971cm" svg:height="0.446cm" svg:x="15.823cm" svg:y="12.223cm">
          <draw:text-box>
            <text:p text:style-name="P3"><text:span text:style-name="T4">masque</text:span></text:p>
          </draw:text-box>
        </draw:frame>
        <draw:frame draw:style-name="gr20" draw:text-style-name="P10" draw:id="id3" draw:layer="layout" svg:width="0.971cm" svg:height="0.446cm" svg:x="12.023cm" svg:y="20.423cm">
          <draw:text-box>
            <text:p text:style-name="P3"><text:span text:style-name="T4">masque</text:span></text:p>
          </draw:text-box>
        </draw:frame>
        <draw:g>
          <draw:rect draw:style-name="gr3" draw:text-style-name="P5" draw:layer="layout" svg:width="1.5cm" svg:height="0.5cm" svg:x="5.623cm" svg:y="9.423cm">
            <text:p text:style-name="P1"><text:span text:style-name="T2">phyredem</text:span></text:p>
          </draw:rect>
          <draw:rect draw:style-name="gr4" draw:text-style-name="P5" draw:layer="layout" svg:width="1.5cm" svg:height="0.5cm" svg:x="5.623cm" svg:y="9.923cm">
            <text:p text:style-name="P3"/>
          </draw:rect>
        </draw:g>
        <draw:frame draw:style-name="gr19" draw:text-style-name="P10" draw:id="id17" draw:layer="layout" svg:width="0.811cm" svg:height="0.446cm" svg:x="5.923cm" svg:y="9.923cm">
          <draw:text-box>
            <text:p text:style-name="P3"><text:span text:style-name="T4">zmasq</text:span></text:p>
          </draw:text-box>
        </draw:frame>
        <draw:connector draw:style-name="gr21" draw:text-style-name="P11" draw:layer="layout" draw:type="curve" svg:x1="8.523cm" svg:y1="10.646cm" svg:x2="6.734cm" svg:y2="10.146cm" draw:start-shape="id8" draw:start-glue-point="3" draw:end-shape="id17" draw:end-glue-point="1">
          <text:p text:style-name="P3"/>
        </draw:connector>
        <draw:frame draw:style-name="gr22" draw:text-style-name="P10" draw:id="id18" draw:layer="layout" svg:width="0.971cm" svg:height="0.446cm" svg:x="3.152cm" svg:y="9.923cm">
          <draw:text-box>
            <text:p text:style-name="P3"><text:span text:style-name="T4">masque</text:span></text:p>
          </draw:text-box>
        </draw:frame>
        <draw:rect draw:style-name="gr6" draw:text-style-name="P7" draw:layer="layout" svg:width="1.5cm" svg:height="0.5cm" svg:x="2.923cm" svg:y="9.923cm">
          <text:p text:style-name="P1"><text:span text:style-name="T3">startphy.nc</text:span></text:p>
        </draw:rect>
        <draw:connector draw:style-name="gr23" draw:text-style-name="P11" draw:layer="layout" draw:type="curve" svg:x1="5.923cm" svg:y1="10.146cm" svg:x2="4.123cm" svg:y2="10.146cm" draw:start-shape="id17" draw:start-glue-point="3" draw:end-shape="id18" draw:end-glue-point="1">
          <text:p text:style-name="P3"/>
        </draw:connector>
        <draw:rect draw:style-name="gr1" draw:text-style-name="P2" draw:layer="layout" svg:width="1.862cm" svg:height="3.04cm" svg:x="4.223cm" svg:y="12.983cm">
          <text:p text:style-name="P1"><text:span text:style-name="T1">limit_mod</text:span></text:p>
        </draw:rect>
        <draw:g>
          <draw:rect draw:style-name="gr3" draw:text-style-name="P5" draw:layer="layout" svg:width="1.3cm" svg:height="0.5cm" svg:x="4.523cm" svg:y="13.523cm">
            <text:p text:style-name="P1"><text:span text:style-name="T2">limit</text:span></text:p>
          </draw:rect>
          <draw:rect draw:style-name="gr4" draw:text-style-name="P5" draw:layer="layout" svg:width="1.3cm" svg:height="1.5cm" svg:x="4.523cm" svg:y="14.023cm">
            <text:p text:style-name="P3"/>
          </draw:rect>
        </draw:g>
        <draw:frame draw:style-name="gr20" draw:text-style-name="P10" draw:id="id19" draw:layer="layout" svg:width="0.971cm" svg:height="0.446cm" svg:x="4.623cm" svg:y="14.977cm">
          <draw:text-box>
            <text:p text:style-name="P3"><text:span text:style-name="T4">masque</text:span></text:p>
          </draw:text-box>
        </draw:frame>
        <draw:connector draw:style-name="gr24" draw:text-style-name="P9" draw:layer="layout" draw:type="curve" svg:x1="5.594cm" svg:y1="15.2cm" svg:x2="12.015cm" svg:y2="19.046cm" draw:start-shape="id19" draw:start-glue-point="1" draw:end-shape="id1" draw:end-glue-point="3">
          <text:p text:style-name="P3"/>
        </draw:connector>
        <draw:frame draw:style-name="gr19" draw:text-style-name="P10" draw:id="id20" draw:layer="layout" svg:width="0.811cm" svg:height="0.446cm" svg:x="4.612cm" svg:y="13.977cm">
          <draw:text-box>
            <text:p text:style-name="P3"><text:span text:style-name="T4">zmasq</text:span></text:p>
          </draw:text-box>
        </draw:frame>
        <draw:connector draw:style-name="gr24" draw:text-style-name="P9" draw:layer="layout" draw:type="curve" svg:x1="5.423cm" svg:y1="14.2cm" svg:x2="8.928cm" svg:y2="10.869cm" draw:start-shape="id20" draw:start-glue-point="1" draw:end-shape="id8" draw:end-glue-point="2">
          <text:p text:style-name="P3"/>
        </draw:connector>
        <draw:frame draw:style-name="gr25" draw:text-style-name="P10" draw:id="id21" draw:layer="layout" svg:width="0.73cm" svg:height="0.39cm" svg:x="4.623cm" svg:y="14.474cm">
          <draw:text-box>
            <text:p text:style-name="P3"><text:span text:style-name="T4">pctsrf</text:span></text:p>
          </draw:text-box>
        </draw:frame>
        <draw:connector draw:style-name="gr5" draw:text-style-name="P11" draw:layer="layout" draw:type="curve" svg:x1="10.993cm" svg:y1="13.2cm" svg:x2="5.353cm" svg:y2="14.669cm" draw:start-shape="id10" draw:start-glue-point="3" draw:end-shape="id21" draw:end-glue-point="1">
          <text:p text:style-name="P3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Andale Sans UI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Roman No9 L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423cm" fo:margin-bottom="0.454cm" fo:margin-left="0.423cm" fo:margin-right="0.45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15T17:36:57</meta:creation-date>
    <dc:date>2007-02-26T11:43:08</dc:date>
    <dc:language>fr-FR</dc:language>
    <meta:editing-cycles>65</meta:editing-cycles>
    <meta:editing-duration>PT10H14M11S</meta:editing-duration>
    <meta:user-defined meta:name="Info 1"/>
    <meta:user-defined meta:name="Info 2"/>
    <meta:user-defined meta:name="Info 3"/>
    <meta:user-defined meta:name="Info 4"/>
    <meta:document-statistic meta:object-count="65"/>
  </office:meta>
</office:document-meta>
</file>